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197a" officeooo:paragraph-rsid="0018e9cc"/>
    </style:style>
    <style:style style:name="P2" style:family="paragraph" style:parent-style-name="Standard">
      <style:text-properties fo:font-weight="bold" officeooo:rsid="001cd1e1" officeooo:paragraph-rsid="001cd1e1" style:font-weight-asian="bold" style:font-weight-complex="bold"/>
    </style:style>
    <style:style style:name="P3" style:family="paragraph" style:parent-style-name="Standard">
      <style:text-properties fo:font-weight="bold" officeooo:rsid="0021a9bf" officeooo:paragraph-rsid="0021a9bf" style:font-weight-asian="bold" style:font-weight-complex="bold"/>
    </style:style>
    <style:style style:name="P4" style:family="paragraph" style:parent-style-name="Standard">
      <style:text-properties fo:font-weight="bold" officeooo:rsid="0022d98b" officeooo:paragraph-rsid="0022d98b" style:font-weight-asian="bold" style:font-weight-complex="bold"/>
    </style:style>
    <style:style style:name="P5" style:family="paragraph" style:parent-style-name="Standard">
      <style:text-properties officeooo:rsid="0021648e" officeooo:paragraph-rsid="0021648e"/>
    </style:style>
    <style:style style:name="P6" style:family="paragraph" style:parent-style-name="Standard">
      <style:text-properties fo:font-weight="normal" officeooo:rsid="001f19a5" officeooo:paragraph-rsid="001cd1e1" style:font-weight-asian="normal" style:font-weight-complex="normal"/>
    </style:style>
    <style:style style:name="P7" style:family="paragraph" style:parent-style-name="Standard">
      <style:text-properties fo:font-weight="normal" officeooo:rsid="001fd04f" officeooo:paragraph-rsid="001cd1e1" style:font-weight-asian="normal" style:font-weight-complex="normal"/>
    </style:style>
    <style:style style:name="P8" style:family="paragraph" style:parent-style-name="Standard">
      <style:text-properties fo:font-weight="normal" officeooo:rsid="0021a9bf" officeooo:paragraph-rsid="0021a9bf" style:font-weight-asian="normal" style:font-weight-complex="normal"/>
    </style:style>
    <style:style style:name="P9" style:family="paragraph" style:parent-style-name="Standard">
      <style:text-properties fo:font-weight="normal" officeooo:rsid="0021ac41" officeooo:paragraph-rsid="0021a9bf" style:font-weight-asian="normal" style:font-weight-complex="normal"/>
    </style:style>
    <style:style style:name="P10" style:family="paragraph" style:parent-style-name="Standard">
      <style:text-properties fo:font-weight="normal" officeooo:rsid="0022d98b" officeooo:paragraph-rsid="0022d98b" style:font-weight-asian="normal" style:font-weight-complex="normal"/>
    </style:style>
    <style:style style:name="P11" style:family="paragraph" style:parent-style-name="Standard">
      <style:text-properties fo:font-weight="bold" officeooo:rsid="0022d98b" officeooo:paragraph-rsid="0022d98b" style:font-weight-asian="bold" style:font-weight-complex="bold"/>
    </style:style>
    <style:style style:name="P12" style:family="paragraph" style:parent-style-name="Standard">
      <style:text-properties fo:font-weight="bold" officeooo:rsid="0027223a" officeooo:paragraph-rsid="0027223a" style:font-weight-asian="bold" style:font-weight-complex="bold"/>
    </style:style>
    <style:style style:name="P13" style:family="paragraph" style:parent-style-name="Standard">
      <style:text-properties officeooo:rsid="0027223a" officeooo:paragraph-rsid="0027223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7ef1" style:font-weight-asian="normal" style:font-weight-complex="normal"/>
    </style:style>
    <style:style style:name="T3" style:family="text">
      <style:text-properties fo:font-weight="normal" officeooo:rsid="001f19a5" style:font-weight-asian="normal" style:font-weight-complex="normal"/>
    </style:style>
    <style:style style:name="T4" style:family="text">
      <style:text-properties fo:font-weight="normal" officeooo:rsid="001fd04f" style:font-weight-asian="normal" style:font-weight-complex="normal"/>
    </style:style>
    <style:style style:name="T5" style:family="text">
      <style:text-properties fo:font-weight="normal" officeooo:rsid="0021ac41" style:font-weight-asian="normal" style:font-weight-complex="normal"/>
    </style:style>
    <style:style style:name="T6" style:family="text">
      <style:text-properties fo:font-weight="normal" officeooo:rsid="00248a90" style:font-weight-asian="normal" style:font-weight-complex="normal"/>
    </style:style>
    <style:style style:name="T7" style:family="text">
      <style:text-properties fo:font-weight="normal" officeooo:rsid="0025dac8" style:font-weight-asian="normal" style:font-weight-complex="normal"/>
    </style:style>
    <style:style style:name="T8" style:family="text">
      <style:text-properties officeooo:rsid="0021648e"/>
    </style:style>
    <style:style style:name="T9" style:family="text">
      <style:text-properties officeooo:rsid="0021ac41"/>
    </style:style>
    <style:style style:name="T10" style:family="text">
      <style:text-properties fo:font-weight="bold" officeooo:rsid="0027223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gh Level Concept/Design:</text:p>
      <text:p text:style-name="P2"/>
      <text:p text:style-name="P2"><text:tab/>Working Title:</text:p>
      <text:p text:style-name="P2"/>
      <text:p text:style-name="P2"><text:tab/><text:span text:style-name="T1">TBD.</text:span></text:p>
      <text:p text:style-name="P2"/>
      <text:p text:style-name="P2"><text:tab/>Concept Statement:</text:p>
      <text:p text:style-name="P2"/>
      <text:p text:style-name="P2"><text:tab/><text:span text:style-name="T1">You are a discarded robot under an inventors lab where a virus runs rampant through other <text:tab/>discarded robots. You must find your way out to confront the inventor or you’ll end up like <text:tab/>all the rest of the inventors failed projects.</text:span></text:p>
      <text:p text:style-name="P2"/>
      <text:p text:style-name="P2"><text:tab/>Genre(s):</text:p>
      <text:p text:style-name="P2"/>
      <text:p text:style-name="P2"><text:tab/><text:span text:style-name="T1">Rogue-like</text:span></text:p>
      <text:p text:style-name="P2"/>
      <text:p text:style-name="P2"><text:tab/>Target Audience:</text:p>
      <text:p text:style-name="P2"/>
      <text:p text:style-name="P2"><text:tab/><text:span text:style-name="T1">Suited for all ages, no adult humor.</text:span></text:p>
      <text:p text:style-name="P2"/>
      <text:p text:style-name="P2"><text:tab/>Unique Selling Points:</text:p>
      <text:p text:style-name="P2"/>
      <text:p text:style-name="P2"><text:tab/><text:span text:style-name="T1">Much like the standard rogue-like experience, except for the </text:span><text:span text:style-name="T2">“swappable” nature of the <text:tab/>game play. Change your way of approaching the game as easy as changing your equipped <text:tab/>items.</text:span></text:p>
      <text:p text:style-name="P2"/>
      <text:p text:style-name="P2">Product Design:</text:p>
      <text:p text:style-name="P2"/>
      <text:p text:style-name="P2"><text:tab/>Player Experience and Game POV:</text:p>
      <text:p text:style-name="P2"/>
      <text:p text:style-name="P2"><text:tab/><text:span text:style-name="T2">The player is much like the enemies in the game. They are a robot, running from other <text:tab/>deranged robots that are wanting to spread a virus to all other non infected robots. The <text:tab/>player should be feeling a mixture of emotions from this circumstance. A feeling of dread <text:tab/>from exploring the dilapidated halls of the basement areas, constantly on the lookout for <text:tab/>patrolling robots. The player should also have a feeling of excitement to see what <text:tab/>“upgrades” they can find and loot throughout the lab. These upgrades are what allows the <text:tab/>player to adopt a new play style. The ability to constantly find new upgrades, or improve <text:tab/>favorite upgrades should keep the player engaged throughout the game.</text:span></text:p>
      <text:p text:style-name="P2"/>
      <text:p text:style-name="P2"><text:tab/>Visual and Audio Style:</text:p>
      <text:p text:style-name="P2"/>
      <text:p text:style-name="P2"><text:tab/><text:span text:style-name="T2">TBD.</text:span></text:p>
      <text:p text:style-name="P2"/>
      <text:p text:style-name="P2"><text:tab/>Game World Function:</text:p>
      <text:p text:style-name="P2"/>
      <text:p text:style-name="P2"><text:tab/><text:span text:style-name="T2">The game world is primarily the lower levels of a large robotics lab, run by a single <text:tab/>inventor. When the inventors creations fail, they are tossed down a garbage chute to the <text:tab/>lowest level of the labs.</text:span></text:p>
      <text:p text:style-name="P2"/>
      <text:p text:style-name="P2"><text:soft-page-break/><text:tab/>Monetization:</text:p>
      <text:p text:style-name="P2"/>
      <text:p text:style-name="P2"><text:tab/><text:span text:style-name="T3">TBD.</text:span></text:p>
      <text:p text:style-name="P2"/>
      <text:p text:style-name="P2"><text:tab/>Platform(s), Technology, and Scope (brief):</text:p>
      <text:p text:style-name="P2"/>
      <text:p text:style-name="P2"><text:tab/><text:span text:style-name="T3">PC, 2D, LibGDX.</text:span></text:p>
      <text:p text:style-name="P2"/>
      <text:p text:style-name="P2"/>
      <text:p text:style-name="P2">Detailed &amp; Game Systems Deign:</text:p>
      <text:p text:style-name="P2"/>
      <text:p text:style-name="P2"><text:tab/>Core Loops:</text:p>
      <text:p text:style-name="P2"/>
      <text:p text:style-name="P2"><text:tab/><text:span text:style-name="T3">The overall loop to the game is that the player progresses through a series of levels in the <text:tab/>lab. Each level will pose a certain kind of challenge to the player, then they much discover <text:tab/>how to best overcome (This could be in the form of different sorts of enemies that can more <text:tab/>easily be overcome with a particular weapon or tool).</text:span></text:p>
      <text:p text:style-name="P6"><text:tab/>Throughout the game, the player will freely enter and exit combat seamlessly; i.e. no <text:tab/>transition to a combat state or screen. The state of being in combat is bound to the entities <text:tab/>involved, not a separate state of game play.</text:p>
      <text:p text:style-name="P2"/>
      <text:p text:style-name="P2"><text:tab/>Objectives and Progression:</text:p>
      <text:p text:style-name="P2"/>
      <text:p text:style-name="P2"><text:tab/><text:span text:style-name="T3">The objective of the game will be given to the player upon starting a new game. This could <text:tab/>easily be in the form of a text prompt, or more ambitiously in the form of an in engine cut-<text:tab/>scene. At the beginning of the game, there will be an initial tutorial battle, where an enemy <text:tab/>is very easy to defeat and give the player their first item to aid them in the rest of the intro <text:tab/>level.</text:span></text:p>
      <text:p text:style-name="P6"><text:tab/>The players long term goal is to exit the lab, by fighting their way to the surface. The player <text:tab/>will be receiving a series of short term goals to progress through the current floor.</text:p>
      <text:p text:style-name="P2"/>
      <text:p text:style-name="P2"><text:tab/>Game Systems:</text:p>
      <text:p text:style-name="P2"/>
      <text:p text:style-name="P2"><text:tab/><text:span text:style-name="T4">Since this is a classic style Rogue-like, the vision system will be incorporated. This will <text:tab/>hinder the player somewhat when navigating the levels, but add to the intense game play.</text:span></text:p>
      <text:p text:style-name="P7"><text:tab/>Along with the limited vision of the player, Enemies will also have a cone of vision. This <text:tab/>will allow some players to be stealthy and dodge around some unnecessary fights.</text:p>
      <text:p text:style-name="P2"><text:tab/><text:span text:style-name="T3">There will need to be various supporting systems for a game like this to function properly. <text:tab/>If the individual level is to be randomized, there will need to be a system to ensure that the <text:tab/>player is able to progress correctly.</text:span></text:p>
      <text:p text:style-name="P2"><text:span text:style-name="T3"><text:tab/>Since the </text:span><text:span text:style-name="T4">game will involve fighting our way through many enemies, a system will be <text:tab/>needed to ensure they appropriately react to their environment. This can be as simple as, <text:tab/>wandering around the level until they spot the player, then they will attempt to attack.</text:span></text:p>
      <text:p text:style-name="P7"><text:tab/>Since the player will be transitioning from level to level, a controlling system will need to <text:tab/>be in place to allow for either screen transitions or complete map transitions. </text:p>
      <text:p text:style-name="P2"/>
      <text:p text:style-name="P2"><text:tab/>Interactivity:</text:p>
      <text:p text:style-name="P1"/>
      <text:p text:style-name="P1"><text:tab/><text:span text:style-name="T8">The various kinds of interactions between the player and the game are typical of most</text:span></text:p>
      <text:p text:style-name="P5"><text:soft-page-break/><text:tab/>rogue-likes. The player can move throughout the world, the player can interact with items <text:tab/>in the world.</text:p>
      <text:p text:style-name="P5"><text:tab/>The player can also manage an inventory, as well as manage equipped items. </text:p>
      <text:p text:style-name="P5"/>
      <text:p text:style-name="P3">Title Screen:</text:p>
      <text:p text:style-name="P3"/>
      <text:p text:style-name="P3"><text:tab/><text:span text:style-name="T1">This is where some artistic liberties can be taken with the looks.</text:span></text:p>
      <text:p text:style-name="P8"><text:tab/>The title screen should mostly consist of a Start Button and a Quit Game Button.</text:p>
      <text:p text:style-name="P8"/>
      <text:p text:style-name="P3"><text:span text:style-name="T1"><text:tab/></text:span><text:span text:style-name="T5">Due to their being no Saving and Loading mechanic, this game is designed to use a single <text:tab/>run play style.</text:span></text:p>
      <text:p text:style-name="P9"/>
      <text:p text:style-name="P4"><text:span text:style-name="T9">I</text:span>ntro Screen:</text:p>
      <text:p text:style-name="P10"/>
      <text:p text:style-name="P4"><text:span text:style-name="T1"><text:tab/></text:span><text:span text:style-name="T6">The intro screen can be simply </text:span><text:span text:style-name="T7">be a prompt about the player backstory and motivations for the journey.</text:span></text:p>
      <text:p text:style-name="P4"><text:span text:style-name="T7"/></text:p>
      <text:p text:style-name="P12">Gameplay Screen:</text:p>
      <text:p text:style-name="P12"/>
      <text:p text:style-name="Standard"><text:span text:style-name="T10"><text:tab/></text:span>This will be the bulk of the game. The player will traverse various maps and fight monsters to make it to the end of the game.</text:p>
      <text:p text:style-name="Standard"/>
      <text:p text:style-name="P12">Inventory Screen:</text:p>
      <text:p text:style-name="P13"/>
      <text:p text:style-name="P13"><text:tab/>This screen will have the players inventory with various items that can be used and equipped during normal gameplay.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6T12:40:45.895000000</dc:date>
    <meta:editing-duration>PT1H</meta:editing-duration>
    <meta:editing-cycles>11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49" meta:word-count="835" meta:character-count="4827" meta:non-whitespace-character-count="3966"/>
  </office:meta>
</office:document-meta>
</file>